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4.517cm" svg:height="13.796cm" svg:x="13.911cm" svg:y="0.519cm">
            <draw:object draw:notify-on-update-of-ranges="Feuille1.A1:Feuille1.A1 Feuille1.A2:Feuille1.A17 Feuille1.D1:Feuille1.D1 Feuille1.D2:Feuille1.D17 Feuille1.A1:Feuille1.A1 Feuille1.A2:Feuille1.A17 Feuille1.F1:Feuille1.F1 Feuille1.F2:Feuille1.F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as</text:p>
          </table:table-cell>
          <table:table-cell/>
          <table:table-cell office:value-type="string" calcext:value-type="string">
            <text:p>Thé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table:formula="of:=[.B2]-[.$B$17]" office:value-type="float" office:value="771" calcext:value-type="float">
            <text:p>771</text:p>
          </table:table-cell>
          <table:table-cell table:formula="of:=[.$C$2]-[.C2]" office:value-type="float" office:value="0" calcext:value-type="float">
            <text:p>0</text:p>
          </table:table-cell>
          <table:table-cell/>
          <table:table-cell table:formula="of:=[.F3]*1.2/1.7" office:value-type="float" office:value="4.14453293554006" calcext:value-type="float">
            <text:p>4,14453293554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table:formula="of:=[.B3]-[.$B$17]"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formula="of:=[.D3]/[.D4]" office:value-type="float" office:value="0.2" calcext:value-type="float">
            <text:p>0,2</text:p>
          </table:table-cell>
          <table:table-cell table:formula="of:=[.F4]*1.2/1.7" office:value-type="float" office:value="5.87142165868175" calcext:value-type="float">
            <text:p>5,87142165868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3" calcext:value-type="float">
            <text:p>793</text:p>
          </table:table-cell>
          <table:table-cell table:formula="of:=[.B4]-[.$B$17]" office:value-type="float" office:value="766" calcext:value-type="float">
            <text:p>766</text:p>
          </table:table-cell>
          <table:table-cell table:formula="of:=[.$C$2]-[.C4]" office:value-type="float" office:value="5" calcext:value-type="float">
            <text:p>5</text:p>
          </table:table-cell>
          <table:table-cell table:formula="of:=[.D4]/[.D5]" office:value-type="float" office:value="0.555555555555556" calcext:value-type="float">
            <text:p>0,555555555555556</text:p>
          </table:table-cell>
          <table:table-cell table:formula="of:=[.F5]*1.2/1.7" office:value-type="float" office:value="8.31784734979914" calcext:value-type="float">
            <text:p>8,31784734979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9" calcext:value-type="float">
            <text:p>789</text:p>
          </table:table-cell>
          <table:table-cell table:formula="of:=[.B5]-[.$B$17]" office:value-type="float" office:value="762" calcext:value-type="float">
            <text:p>762</text:p>
          </table:table-cell>
          <table:table-cell table:formula="of:=[.$C$2]-[.C5]" office:value-type="float" office:value="9" calcext:value-type="float">
            <text:p>9</text:p>
          </table:table-cell>
          <table:table-cell table:formula="of:=[.D5]/[.D6]" office:value-type="float" office:value="0.473684210526316" calcext:value-type="float">
            <text:p>0,473684210526316</text:p>
          </table:table-cell>
          <table:table-cell table:formula="of:=[.F6]*1.2/1.7" office:value-type="float" office:value="11.7836170788821" calcext:value-type="float">
            <text:p>11,7836170788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9" calcext:value-type="float">
            <text:p>779</text:p>
          </table:table-cell>
          <table:table-cell table:formula="of:=[.B6]-[.$B$17]" office:value-type="float" office:value="752" calcext:value-type="float">
            <text:p>752</text:p>
          </table:table-cell>
          <table:table-cell table:formula="of:=[.$C$2]-[.C6]" office:value-type="float" office:value="19" calcext:value-type="float">
            <text:p>19</text:p>
          </table:table-cell>
          <table:table-cell table:formula="of:=[.D6]/[.D7]" office:value-type="float" office:value="0.59375" calcext:value-type="float">
            <text:p>0,59375</text:p>
          </table:table-cell>
          <table:table-cell table:formula="of:=[.F7]*1.2/1.7" office:value-type="float" office:value="16.6934575284163" calcext:value-type="float">
            <text:p>16,6934575284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6" calcext:value-type="float">
            <text:p>766</text:p>
          </table:table-cell>
          <table:table-cell table:formula="of:=[.B7]-[.$B$17]" office:value-type="float" office:value="739" calcext:value-type="float">
            <text:p>739</text:p>
          </table:table-cell>
          <table:table-cell table:formula="of:=[.$C$2]-[.C7]" office:value-type="float" office:value="32" calcext:value-type="float">
            <text:p>32</text:p>
          </table:table-cell>
          <table:table-cell table:formula="of:=[.D7]/[.D8]" office:value-type="float" office:value="0.680851063829787" calcext:value-type="float">
            <text:p>0,680851063829787</text:p>
          </table:table-cell>
          <table:table-cell table:formula="of:=[.F8]*1.2/1.7" office:value-type="float" office:value="23.6490648319231" calcext:value-type="float">
            <text:p>23,6490648319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1" calcext:value-type="float">
            <text:p>751</text:p>
          </table:table-cell>
          <table:table-cell table:formula="of:=[.B8]-[.$B$17]" office:value-type="float" office:value="724" calcext:value-type="float">
            <text:p>724</text:p>
          </table:table-cell>
          <table:table-cell table:formula="of:=[.$C$2]-[.C8]" office:value-type="float" office:value="47" calcext:value-type="float">
            <text:p>47</text:p>
          </table:table-cell>
          <table:table-cell table:formula="of:=[.D8]/[.D9]" office:value-type="float" office:value="0.712121212121212" calcext:value-type="float">
            <text:p>0,712121212121212</text:p>
          </table:table-cell>
          <table:table-cell table:formula="of:=[.F9]*1.2/1.7" office:value-type="float" office:value="33.5028418452244" calcext:value-type="float">
            <text:p>33,5028418452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2" calcext:value-type="float">
            <text:p>732</text:p>
          </table:table-cell>
          <table:table-cell table:formula="of:=[.B9]-[.$B$17]" office:value-type="float" office:value="705" calcext:value-type="float">
            <text:p>705</text:p>
          </table:table-cell>
          <table:table-cell table:formula="of:=[.$C$2]-[.C9]" office:value-type="float" office:value="66" calcext:value-type="float">
            <text:p>66</text:p>
          </table:table-cell>
          <table:table-cell table:formula="of:=[.D9]/[.D10]" office:value-type="float" office:value="0.741573033707865" calcext:value-type="float">
            <text:p>0,741573033707865</text:p>
          </table:table-cell>
          <table:table-cell table:formula="of:=[.F10]*1.2/1.7" office:value-type="float" office:value="47.4623592807346" calcext:value-type="float">
            <text:p>47,4623592807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table:formula="of:=[.B10]-[.$B$17]" office:value-type="float" office:value="682" calcext:value-type="float">
            <text:p>682</text:p>
          </table:table-cell>
          <table:table-cell table:formula="of:=[.$C$2]-[.C10]" office:value-type="float" office:value="89" calcext:value-type="float">
            <text:p>89</text:p>
          </table:table-cell>
          <table:table-cell table:formula="of:=[.D10]/[.D11]" office:value-type="float" office:value="0.717741935483871" calcext:value-type="float">
            <text:p>0,717741935483871</text:p>
          </table:table-cell>
          <table:table-cell table:formula="of:=[.F11]*1.2/1.7" office:value-type="float" office:value="67.2383423143741" calcext:value-type="float">
            <text:p>67,23834231437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4" calcext:value-type="float">
            <text:p>674</text:p>
          </table:table-cell>
          <table:table-cell table:formula="of:=[.B11]-[.$B$17]" office:value-type="float" office:value="647" calcext:value-type="float">
            <text:p>647</text:p>
          </table:table-cell>
          <table:table-cell table:formula="of:=[.$C$2]-[.C11]" office:value-type="float" office:value="124" calcext:value-type="float">
            <text:p>124</text:p>
          </table:table-cell>
          <table:table-cell table:formula="of:=[.D11]/[.D12]" office:value-type="float" office:value="0.751515151515152" calcext:value-type="float">
            <text:p>0,751515151515152</text:p>
          </table:table-cell>
          <table:table-cell table:formula="of:=[.F12]*1.2/1.7" office:value-type="float" office:value="95.2543182786966" calcext:value-type="float">
            <text:p>95,25431827869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" calcext:value-type="float">
            <text:p>633</text:p>
          </table:table-cell>
          <table:table-cell table:formula="of:=[.B12]-[.$B$17]" office:value-type="float" office:value="606" calcext:value-type="float">
            <text:p>606</text:p>
          </table:table-cell>
          <table:table-cell table:formula="of:=[.$C$2]-[.C12]" office:value-type="float" office:value="165" calcext:value-type="float">
            <text:p>165</text:p>
          </table:table-cell>
          <table:table-cell table:formula="of:=[.D12]/[.D13]" office:value-type="float" office:value="0.75" calcext:value-type="float">
            <text:p>0,75</text:p>
          </table:table-cell>
          <table:table-cell table:formula="of:=[.F13]*1.2/1.7" office:value-type="float" office:value="134.943617561487" calcext:value-type="float">
            <text:p>134,9436175614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8" calcext:value-type="float">
            <text:p>578</text:p>
          </table:table-cell>
          <table:table-cell table:formula="of:=[.B13]-[.$B$17]" office:value-type="float" office:value="551" calcext:value-type="float">
            <text:p>551</text:p>
          </table:table-cell>
          <table:table-cell table:formula="of:=[.$C$2]-[.C13]" office:value-type="float" office:value="220" calcext:value-type="float">
            <text:p>220</text:p>
          </table:table-cell>
          <table:table-cell table:formula="of:=[.D13]/[.D14]" office:value-type="float" office:value="0.733333333333333" calcext:value-type="float">
            <text:p>0,733333333333333</text:p>
          </table:table-cell>
          <table:table-cell table:formula="of:=[.F14]*1.2/1.7" office:value-type="float" office:value="191.170124878773" calcext:value-type="float">
            <text:p>191,1701248787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8" calcext:value-type="float">
            <text:p>498</text:p>
          </table:table-cell>
          <table:table-cell table:formula="of:=[.B14]-[.$B$17]" office:value-type="float" office:value="471" calcext:value-type="float">
            <text:p>471</text:p>
          </table:table-cell>
          <table:table-cell table:formula="of:=[.$C$2]-[.C14]" office:value-type="float" office:value="300" calcext:value-type="float">
            <text:p>300</text:p>
          </table:table-cell>
          <table:table-cell table:formula="of:=[.D14]/[.D15]" office:value-type="float" office:value="0.75187969924812" calcext:value-type="float">
            <text:p>0,75187969924812</text:p>
          </table:table-cell>
          <table:table-cell table:formula="of:=[.F15]*1.2/1.7" office:value-type="float" office:value="270.824343578262" calcext:value-type="float">
            <text:p>270,824343578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9" calcext:value-type="float">
            <text:p>399</text:p>
          </table:table-cell>
          <table:table-cell table:formula="of:=[.B15]-[.$B$17]" office:value-type="float" office:value="372" calcext:value-type="float">
            <text:p>372</text:p>
          </table:table-cell>
          <table:table-cell table:formula="of:=[.$C$2]-[.C15]" office:value-type="float" office:value="399" calcext:value-type="float">
            <text:p>399</text:p>
          </table:table-cell>
          <table:table-cell table:formula="of:=[.D15]/[.D16]" office:value-type="float" office:value="0.743016759776536" calcext:value-type="float">
            <text:p>0,743016759776536</text:p>
          </table:table-cell>
          <table:table-cell table:formula="of:=[.F16]*1.2/1.7" office:value-type="float" office:value="383.667820069204" calcext:value-type="float">
            <text:p>383,667820069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table:formula="of:=[.B16]-[.$B$17]" office:value-type="float" office:value="234" calcext:value-type="float">
            <text:p>234</text:p>
          </table:table-cell>
          <table:table-cell table:formula="of:=[.$C$2]-[.C16]" office:value-type="float" office:value="537" calcext:value-type="float">
            <text:p>537</text:p>
          </table:table-cell>
          <table:table-cell table:formula="of:=[.D16]/[.D17]" office:value-type="float" office:value="0.696498054474708" calcext:value-type="float">
            <text:p>0,696498054474708</text:p>
          </table:table-cell>
          <table:table-cell table:formula="of:=[.F17]*1.2/1.7" office:value-type="float" office:value="543.529411764706" calcext:value-type="float">
            <text:p>543,5294117647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B17]-[.$B$17]" office:value-type="float" office:value="0" calcext:value-type="float">
            <text:p>0</text:p>
          </table:table-cell>
          <table:table-cell table:formula="of:=[.$C$2]-[.C17]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5T23:51:01.841000000</meta:creation-date>
    <dc:date>2025-03-16T01:29:55.633000000</dc:date>
    <meta:editing-duration>PT1H16M18S</meta:editing-duration>
    <meta:editing-cycles>1</meta:editing-cycles>
    <meta:document-statistic meta:table-count="1" meta:cell-count="98" meta:object-count="1"/>
    <meta:generator>LibreOffice/24.8.3.2$Windows_X86_64 LibreOffice_project/48a6bac9e7e268aeb4c3483fcf825c94556d9f9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18cm" svg:height="13.797cm" xlink:href=".." xlink:type="simple" chart:class="chart:scatter" chart:style-name="ch1">
        <chart:legend chart:legend-position="end" svg:x="22.333cm" svg:y="6.35cm" style:legend-expansion="high" chart:style-name="ch2"/>
        <chart:plot-area chart:style-name="ch3" table:cell-range-address="Feuille1.A1:Feuille1.A17 Feuille1.D1:Feuille1.D17 Feuille1.F1:Feuille1.F17" chart:data-source-has-labels="row" svg:x="0.49cm" svg:y="0.275cm" svg:width="21.353cm" svg:height="13.247cm">
          <chart:coordinate-region svg:x="1.315cm" svg:y="0.474cm" svg:width="20.335cm" svg:height="12.4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2:Feuille1.D17" chart:label-cell-address="Feuille1.D1:Feuille1.D1" chart:class="chart:scatter">
            <chart:domain table:cell-range-address="Feuille1.A2:Feuille1.A17"/>
            <chart:data-point chart:repeated="16"/>
          </chart:series>
          <chart:series chart:style-name="ch8" chart:values-cell-range-address="Feuille1.F2:Feuille1.F17" chart:label-cell-address="Feuille1.F1:Feuille1.F1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Meas</text:p>
                <draw:g>
                  <svg:desc>Feuille1.D1:Feuille1.D1</svg:desc>
                </draw:g>
              </table:table-cell>
              <table:table-cell office:value-type="string">
                <text:p>Théo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17</svg:desc>
                </draw:g>
              </table:table-cell>
              <table:table-cell office:value-type="float" office:value="0">
                <text:p>0</text:p>
                <draw:g>
                  <svg:desc>Feuille1.D2:Feuille1.D17</svg:desc>
                </draw:g>
              </table:table-cell>
              <table:table-cell office:value-type="float" office:value="4.14453293554006">
                <text:p>4.14453293554006</text:p>
                <draw:g>
                  <svg:desc>Feuille1.F2:Feuille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87142165868175">
                <text:p>5.87142165868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.31784734979914">
                <text:p>8.31784734979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1.7836170788821">
                <text:p>11.7836170788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.6934575284163">
                <text:p>16.6934575284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3.6490648319231">
                <text:p>23.6490648319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33.5028418452244">
                <text:p>33.5028418452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47.4623592807346">
                <text:p>47.4623592807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67.2383423143741">
                <text:p>67.2383423143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95.2543182786966">
                <text:p>95.2543182786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5">
                <text:p>165</text:p>
              </table:table-cell>
              <table:table-cell office:value-type="float" office:value="134.943617561487">
                <text:p>134.943617561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191.170124878773">
                <text:p>191.170124878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270.824343578262">
                <text:p>270.824343578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99">
                <text:p>399</text:p>
              </table:table-cell>
              <table:table-cell office:value-type="float" office:value="383.667820069204">
                <text:p>383.667820069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37">
                <text:p>537</text:p>
              </table:table-cell>
              <table:table-cell office:value-type="float" office:value="543.529411764706">
                <text:p>543.529411764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71">
                <text:p>771</text:p>
              </table:table-cell>
              <table:table-cell office:value-type="float" office:value="770">
                <text:p>7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